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5e71" officeooo:paragraph-rsid="000b5e71"/>
    </style:style>
    <style:style style:name="P2" style:family="paragraph" style:parent-style-name="Standard">
      <style:text-properties officeooo:rsid="000c2aab" officeooo:paragraph-rsid="000c2aab"/>
    </style:style>
    <style:style style:name="P3" style:family="paragraph" style:parent-style-name="Standard">
      <style:text-properties officeooo:rsid="000db052" officeooo:paragraph-rsid="000db05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ано: среднее значение расстояние на 1 топливный бак – 10% от размера галактики с 500 планетными системами.</text:p>
      <text:p text:style-name="P1"/>
      <text:p text:style-name="P2">7800 – размер планетной системы</text:p>
      <text:p text:style-name="P2">7800 * 500 = 3900000 – размер галактики</text:p>
      <text:p text:style-name="P2">390000 – расстояние которое может преодолеть корабль – Легкий истребитель</text:p>
      <text:p text:style-name="P2"/>
      <text:p text:style-name="P2">Пусть параметры ЛИ следующие:</text:p>
      <text:p text:style-name="P2">объем баков – 100</text:p>
      <text:p text:style-name="P2">потребление топлива – 100</text:p>
      <text:p text:style-name="P2">масса корабля – 100</text:p>
      <text:p text:style-name="P3">390000 = <draw:frame draw:style-name="fr1" draw:name="Object1" text:anchor-type="as-char" svg:y="-0.2693in" svg:width="2.7165in" svg:height="0.4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23:19:20.592396910</meta:creation-date>
    <meta:generator>LibreOffice/4.2.8.2$Linux_X86_64 LibreOffice_project/420m0$Build-2</meta:generator>
    <dc:date>2017-03-08T23:30:48.754175357</dc:date>
    <meta:editing-duration>PT10M8S</meta:editing-duration>
    <meta:editing-cycles>4</meta:editing-cycles>
    <meta:document-statistic meta:table-count="0" meta:image-count="0" meta:object-count="1" meta:page-count="1" meta:paragraph-count="9" meta:word-count="50" meta:character-count="349" meta:non-whitespace-character-count="299"/>
  </office:meta>
</office:document-meta>
</file>

<file path=Object 1/content.xml><?xml version="1.0" encoding="utf-8"?>
<math xmlns="http://www.w3.org/1998/Math/MathML" display="block">
  <semantics>
    <mrow>
      <mfrac>
        <mrow>
          <msub>
            <mi>K</mi>
            <mi>V</mi>
          </msub>
          <mo stretchy="false">∗</mo>
          <msub>
            <mn>100</mn>
            <mrow>
              <mi mathvariant="italic">объем</mi>
              <mi mathvariant="italic">баков</mi>
            </mrow>
          </msub>
        </mrow>
        <mrow>
          <msub>
            <mn>100</mn>
            <mi mathvariant="italic">потребление</mi>
          </msub>
          <mo stretchy="false">∗</mo>
          <msub>
            <mn>100</mn>
            <mi mathvariant="italic">масса</mi>
          </msub>
        </mrow>
      </mfrac>
      <mo stretchy="false">⇒</mo>
      <mrow>
        <msub>
          <mi>K</mi>
          <mi>V</mi>
        </msub>
        <mo stretchy="false">=</mo>
        <mn>39000000</mn>
      </mrow>
    </mrow>
    <annotation encoding="StarMath 5.0">{K_{V}*100_{объем баков}} over {100_{потребление}*100_{масса}} drarrow K_{V}=39000000 </annotation>
  </semantics>
</math>
</file>